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08e0" officeooo:paragraph-rsid="000408e0"/>
    </style:style>
    <style:style style:name="P2" style:family="paragraph" style:parent-style-name="Standard">
      <style:paragraph-properties fo:text-align="center" style:justify-single-word="false"/>
      <style:text-properties officeooo:rsid="000408e0" officeooo:paragraph-rsid="000408e0"/>
    </style:style>
    <style:style style:name="P3" style:family="paragraph" style:parent-style-name="Standard">
      <style:text-properties officeooo:rsid="000408e0" officeooo:paragraph-rsid="0004b5ed"/>
    </style:style>
    <style:style style:name="P4" style:family="paragraph" style:parent-style-name="Standard">
      <style:text-properties officeooo:rsid="000408e0" officeooo:paragraph-rsid="00063468"/>
    </style:style>
    <style:style style:name="P5" style:family="paragraph" style:parent-style-name="Standard">
      <style:text-properties officeooo:rsid="000408e0" officeooo:paragraph-rsid="00070fad"/>
    </style:style>
    <style:style style:name="P6" style:family="paragraph" style:parent-style-name="Standard">
      <style:text-properties officeooo:rsid="000408e0" officeooo:paragraph-rsid="00096a26"/>
    </style:style>
    <style:style style:name="P7" style:family="paragraph" style:parent-style-name="Standard">
      <style:text-properties officeooo:rsid="000408e0" officeooo:paragraph-rsid="000ae15a"/>
    </style:style>
    <style:style style:name="P8" style:family="paragraph" style:parent-style-name="Standard">
      <style:text-properties officeooo:rsid="000408e0" officeooo:paragraph-rsid="000d2c13"/>
    </style:style>
    <style:style style:name="P9" style:family="paragraph" style:parent-style-name="Standard">
      <style:text-properties fo:font-style="italic" officeooo:rsid="000408e0" officeooo:paragraph-rsid="000408e0" style:font-style-asian="italic" style:font-style-complex="italic"/>
    </style:style>
    <style:style style:name="P10" style:family="paragraph" style:parent-style-name="Standard">
      <style:text-properties officeooo:rsid="00040d98" officeooo:paragraph-rsid="00040d98"/>
    </style:style>
    <style:style style:name="P11" style:family="paragraph" style:parent-style-name="Standard">
      <style:text-properties officeooo:rsid="00040d98" officeooo:paragraph-rsid="0011d535"/>
    </style:style>
    <style:style style:name="P12" style:family="paragraph" style:parent-style-name="Standard">
      <style:text-properties officeooo:rsid="0005f2f4" officeooo:paragraph-rsid="000ae15a"/>
    </style:style>
    <style:style style:name="P13" style:family="paragraph" style:parent-style-name="Standard">
      <style:text-properties style:text-position="0% 100%" officeooo:rsid="000408e0" officeooo:paragraph-rsid="000ae15a"/>
    </style:style>
    <style:style style:name="P14" style:family="paragraph" style:parent-style-name="Standard">
      <style:text-properties style:text-position="0% 100%" officeooo:rsid="001286d4" officeooo:paragraph-rsid="001286d4"/>
    </style:style>
    <style:style style:name="P15" style:family="paragraph" style:parent-style-name="Standard">
      <style:text-properties officeooo:rsid="000ae15a" officeooo:paragraph-rsid="000ae15a"/>
    </style:style>
    <style:style style:name="P16" style:family="paragraph" style:parent-style-name="Standard">
      <style:text-properties officeooo:rsid="000b8bc3" officeooo:paragraph-rsid="000b8bc3"/>
    </style:style>
    <style:style style:name="P17" style:family="paragraph" style:parent-style-name="Standard">
      <style:text-properties officeooo:rsid="000d2c13" officeooo:paragraph-rsid="000d2c13"/>
    </style:style>
    <style:style style:name="P18" style:family="paragraph" style:parent-style-name="Standard">
      <style:text-properties officeooo:rsid="000d2c13" officeooo:paragraph-rsid="000e477d"/>
    </style:style>
    <style:style style:name="P19" style:family="paragraph" style:parent-style-name="Standard">
      <style:text-properties officeooo:rsid="000d9d24" officeooo:paragraph-rsid="000d9d24"/>
    </style:style>
    <style:style style:name="P20" style:family="paragraph" style:parent-style-name="Standard">
      <style:text-properties officeooo:rsid="000d9d24" officeooo:paragraph-rsid="000e477d"/>
    </style:style>
    <style:style style:name="P21" style:family="paragraph" style:parent-style-name="Standard">
      <style:text-properties officeooo:rsid="000ef776" officeooo:paragraph-rsid="000ef776"/>
    </style:style>
    <style:style style:name="P22" style:family="paragraph" style:parent-style-name="Standard">
      <style:text-properties officeooo:rsid="0010725e" officeooo:paragraph-rsid="0010725e"/>
    </style:style>
    <style:style style:name="P23" style:family="paragraph" style:parent-style-name="Standard">
      <style:text-properties officeooo:rsid="0011d535" officeooo:paragraph-rsid="0011d535"/>
    </style:style>
    <style:style style:name="P24" style:family="paragraph" style:parent-style-name="Standard">
      <style:text-properties officeooo:rsid="0011d535" officeooo:paragraph-rsid="0011e2c6"/>
    </style:style>
    <style:style style:name="P25" style:family="paragraph" style:parent-style-name="Standard">
      <style:text-properties officeooo:rsid="0011e2c6" officeooo:paragraph-rsid="0011e2c6"/>
    </style:style>
    <style:style style:name="P26" style:family="paragraph" style:parent-style-name="Standard">
      <style:text-properties officeooo:rsid="0011e2c6" officeooo:paragraph-rsid="001286d4"/>
    </style:style>
    <style:style style:name="P27" style:family="paragraph" style:parent-style-name="Standard">
      <style:text-properties officeooo:rsid="001286d4" officeooo:paragraph-rsid="001286d4"/>
    </style:style>
    <style:style style:name="P28" style:family="paragraph" style:parent-style-name="Standard">
      <style:paragraph-properties fo:break-before="page"/>
      <style:text-properties officeooo:rsid="000d9d24" officeooo:paragraph-rsid="000e477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40d98"/>
    </style:style>
    <style:style style:name="T3" style:family="text">
      <style:text-properties style:text-position="super 58%"/>
    </style:style>
    <style:style style:name="T4" style:family="text">
      <style:text-properties style:text-position="super 58%" officeooo:rsid="00040d98"/>
    </style:style>
    <style:style style:name="T5" style:family="text">
      <style:text-properties style:text-position="0% 100%"/>
    </style:style>
    <style:style style:name="T6" style:family="text">
      <style:text-properties style:text-position="0% 100%" officeooo:rsid="000434b1"/>
    </style:style>
    <style:style style:name="T7" style:family="text">
      <style:text-properties style:text-position="0% 100%" officeooo:rsid="000529f4"/>
    </style:style>
    <style:style style:name="T8" style:family="text">
      <style:text-properties style:text-position="0% 100%" officeooo:rsid="00059d67"/>
    </style:style>
    <style:style style:name="T9" style:family="text">
      <style:text-properties style:text-position="0% 100%" officeooo:rsid="0005f2f4"/>
    </style:style>
    <style:style style:name="T10" style:family="text">
      <style:text-properties style:text-position="0% 100%" officeooo:rsid="00096a26"/>
    </style:style>
    <style:style style:name="T11" style:family="text">
      <style:text-properties style:text-position="0% 100%" officeooo:rsid="000d2c13"/>
    </style:style>
    <style:style style:name="T12" style:family="text">
      <style:text-properties style:text-position="0% 100%" officeooo:rsid="000e477d"/>
    </style:style>
    <style:style style:name="T13" style:family="text">
      <style:text-properties style:text-position="0% 100%" officeooo:rsid="0010725e"/>
    </style:style>
    <style:style style:name="T14" style:family="text">
      <style:text-properties style:text-position="0% 100%" officeooo:rsid="0011d535"/>
    </style:style>
    <style:style style:name="T15" style:family="text">
      <style:text-properties style:text-position="0% 100%" officeooo:rsid="001286d4"/>
    </style:style>
    <style:style style:name="T16" style:family="text">
      <style:text-properties style:text-position="0% 100%" officeooo:rsid="0014ada5"/>
    </style:style>
    <style:style style:name="T17" style:family="text">
      <style:text-properties style:text-position="sub 58%"/>
    </style:style>
    <style:style style:name="T18" style:family="text">
      <style:text-properties style:text-position="sub 58%" officeooo:rsid="000434b1"/>
    </style:style>
    <style:style style:name="T19" style:family="text">
      <style:text-properties style:text-position="sub 58%" officeooo:rsid="0004b5ed"/>
    </style:style>
    <style:style style:name="T20" style:family="text">
      <style:text-properties style:text-position="sub 58%" officeooo:rsid="00059d67"/>
    </style:style>
    <style:style style:name="T21" style:family="text">
      <style:text-properties style:text-position="sub 58%" officeooo:rsid="0005f2f4"/>
    </style:style>
    <style:style style:name="T22" style:family="text">
      <style:text-properties style:text-position="sub 58%" officeooo:rsid="00063468"/>
    </style:style>
    <style:style style:name="T23" style:family="text">
      <style:text-properties style:text-position="sub 58%" officeooo:rsid="00070fad"/>
    </style:style>
    <style:style style:name="T24" style:family="text">
      <style:text-properties style:text-position="sub 58%" officeooo:rsid="00096a26"/>
    </style:style>
    <style:style style:name="T25" style:family="text">
      <style:text-properties style:text-position="sub 58%" officeooo:rsid="000ae15a"/>
    </style:style>
    <style:style style:name="T26" style:family="text">
      <style:text-properties style:text-position="sub 58%" officeooo:rsid="000d2c13"/>
    </style:style>
    <style:style style:name="T27" style:family="text">
      <style:text-properties style:text-position="sub 58%" officeooo:rsid="000e477d"/>
    </style:style>
    <style:style style:name="T28" style:family="text">
      <style:text-properties style:text-position="sub 58%" officeooo:rsid="000ef776"/>
    </style:style>
    <style:style style:name="T29" style:family="text">
      <style:text-properties style:text-position="sub 58%" officeooo:rsid="0010725e"/>
    </style:style>
    <style:style style:name="T30" style:family="text">
      <style:text-properties style:text-position="sub 58%" officeooo:rsid="001286d4"/>
    </style:style>
    <style:style style:name="T31" style:family="text">
      <style:text-properties officeooo:rsid="000434b1"/>
    </style:style>
    <style:style style:name="T32" style:family="text">
      <style:text-properties officeooo:rsid="0004b5ed"/>
    </style:style>
    <style:style style:name="T33" style:family="text">
      <style:text-properties officeooo:rsid="0005f2f4"/>
    </style:style>
    <style:style style:name="T34" style:family="text">
      <style:text-properties officeooo:rsid="00063468"/>
    </style:style>
    <style:style style:name="T35" style:family="text">
      <style:text-properties officeooo:rsid="00070fad"/>
    </style:style>
    <style:style style:name="T36" style:family="text">
      <style:text-properties officeooo:rsid="00096a26"/>
    </style:style>
    <style:style style:name="T37" style:family="text">
      <style:text-properties officeooo:rsid="000ae15a"/>
    </style:style>
    <style:style style:name="T38" style:family="text">
      <style:text-properties officeooo:rsid="000d2c13"/>
    </style:style>
    <style:style style:name="T39" style:family="text">
      <style:text-properties officeooo:rsid="000d9d24"/>
    </style:style>
    <style:style style:name="T40" style:family="text">
      <style:text-properties officeooo:rsid="000e477d"/>
    </style:style>
    <style:style style:name="T41" style:family="text">
      <style:text-properties officeooo:rsid="000ef776"/>
    </style:style>
    <style:style style:name="T42" style:family="text">
      <style:text-properties officeooo:rsid="0010725e"/>
    </style:style>
    <style:style style:name="T43" style:family="text">
      <style:text-properties officeooo:rsid="0011d535"/>
    </style:style>
    <style:style style:name="T44" style:family="text">
      <style:text-properties fo:color="#ff6600"/>
    </style:style>
    <style:style style:name="T45" style:family="text">
      <style:text-properties fo:color="#ff6600" style:text-position="super 58%"/>
    </style:style>
    <style:style style:name="T46" style:family="text">
      <style:text-properties fo:color="#ff6600" officeooo:rsid="0011e2c6"/>
    </style:style>
    <style:style style:name="T47" style:family="text">
      <style:text-properties fo:font-style="italic" style:font-style-asian="italic" style:font-style-complex="italic"/>
    </style:style>
    <style:style style:name="T48" style:family="text">
      <style:text-properties officeooo:rsid="0011e2c6"/>
    </style:style>
    <style:style style:name="T49" style:family="text">
      <style:text-properties officeooo:rsid="001286d4"/>
    </style:style>
    <style:style style:name="T50" style:family="text">
      <style:text-properties officeooo:rsid="00167a44"/>
    </style:style>
    <style:style style:name="T51" style:family="text">
      <style:text-properties officeooo:rsid="00173e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lvable Equation<text:span text:style-name="T34">s</text:span> = Function<text:span text:style-name="T34">s</text:span></text:p>
      <text:p text:style-name="P2">by Sven Nilsen, 2017</text:p>
      <text:p text:style-name="P1"/>
      <text:p text:style-name="P9">One of the <text:span text:style-name="T34">long standing</text:span> conceptual gaps between path semantics and classical thinking <text:span text:style-name="T50">is </text:span>about the relation between equations in general and functions. The <text:span text:style-name="T34">problem was</text:span> whether equations are <text:span text:style-name="T51">expressing</text:span> a superset of the space of functions <text:span text:style-name="T34">or not</text:span>. Path semantics builds everything from the space of functions, so <text:span text:style-name="T34">the answer to this problem got a lot to say about the power of path semantics</text:span>. It turns out that all <text:span text:style-name="T1">solvable equations</text:span>, that is equations that has at least one solution for all variables involved, are statements about at least one function. Therefore, <text:span text:style-name="T34">the power of </text:span>path semantics <text:span text:style-name="T34">scales to arbitrary solvable equations, and non-solvable equations are equivalent to proofs about non-existence. This closes the gap between path semantics and classical thinking and puts path semantics forward as a refined semantics of equations.</text:span></text:p>
      <text:p text:style-name="P1"/>
      <text:p text:style-name="P12"><text:span text:style-name="T35">A</text:span>n equation is solvable <text:span text:style-name="T35">when there exists some values for all variables that makes the equation `true`:</text:span></text:p>
      <text:p text:style-name="P12"/>
      <text:p text:style-name="P12"><text:tab/>solvable<text:span text:style-name="T24">0</text:span> := \(e : equation) = ∃ <text:span text:style-name="T10">a : A</text:span><text:span text:style-name="T24">in</text:span> { e<text:span text:style-name="T19">in</text:span><text:span text:style-name="T32">(</text:span><text:span text:style-name="T10">a</text:span><text:span text:style-name="T5">)</text:span><text:span text:style-name="T32"> }</text:span></text:p>
      <text:p text:style-name="P7"/>
      <text:p text:style-name="P7"><text:tab/><text:span text:style-name="T10">A</text:span><text:span text:style-name="T24">in</text:span><text:span text:style-name="T10"> = A</text:span><text:span text:style-name="T18">0</text:span><text:span text:style-name="T6"> ⨯ A</text:span><text:span text:style-name="T18">1</text:span><text:span text:style-name="T6"> ⨯ … ⨯ A</text:span><text:span text:style-name="T18">n-1</text:span><text:span text:style-name="T6"> ⨯ A</text:span><text:span text:style-name="T18">n</text:span></text:p>
      <text:p text:style-name="P13"><text:tab/><text:span text:style-name="T33">e</text:span><text:span text:style-name="T21">in</text:span><text:span text:style-name="T33"> : A</text:span><text:span text:style-name="T21">i</text:span><text:span text:style-name="T22">n</text:span><text:span text:style-name="T33"> → bool</text:span></text:p>
      <text:p text:style-name="P12"/>
      <text:p text:style-name="P15">The definition above is what happens behind the scenes of classical thinking about equations.</text:p>
      <text:p text:style-name="P12"/>
      <text:p text:style-name="P12"><text:span text:style-name="T37">In the path semantical version of equations, an equation is solvable when a function `e</text:span><text:span text:style-name="T25">i→n</text:span><text:span text:style-name="T37">` returns a non-empty type:</text:span></text:p>
      <text:p text:style-name="P1"/>
      <text:p text:style-name="P6"><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3"/>
      <text:p text:style-name="P4"><text:tab/><text:span text:style-name="T33">e</text:span><text:span text:style-name="T18">i→n</text:span><text:span text:style-name="T31"> : nat ∧ (&lt; n</text:span><text:span text:style-name="T7">)</text:span><text:span text:style-name="T8"> → () | A</text:span><text:span text:style-name="T20">n</text:span></text:p>
      <text:p text:style-name="P5"><text:tab/><text:span text:style-name="T35">A</text:span><text:span text:style-name="T23">n</text:span><text:span text:style-name="T35"> = A</text:span><text:span text:style-name="T23">0</text:span><text:span text:style-name="T35"> | A</text:span><text:span text:style-name="T23">1</text:span><text:span text:style-name="T35"> | … | A</text:span><text:span text:style-name="T23">n</text:span></text:p>
      <text:p text:style-name="P1"/>
      <text:p text:style-name="P16">The behavior of the function `e<text:span text:style-name="T17">i→n</text:span>` must be such that the two definitions are the same:</text:p>
      <text:p text:style-name="P7"/>
      <text:p text:style-name="P7"><text:tab/><text:span text:style-name="T36">solvable</text:span><text:span text:style-name="T24">0</text:span><text:span text:style-name="T36"> &lt;=&gt; solvable</text:span><text:span text:style-name="T24">1</text:span></text:p>
      <text:p text:style-name="P7"/>
      <text:p text:style-name="P17"><text:span text:style-name="T42">T</text:span>o describe the inner workings of `e<text:span text:style-name="T17">i→n</text:span>` <text:span text:style-name="T42">without circular reasoning,</text:span> one need<text:span text:style-name="T42">s</text:span> to use a synchronized selection function `ɣ` <text:span text:style-name="T39">with an injection product of the returned value that satisfies:</text:span></text:p>
      <text:p text:style-name="P17"/>
      <text:p text:style-name="P18"><text:tab/>∀ <text:span text:style-name="T40">j : nat ∧ (&lt; n</text:span><text:span text:style-name="T7">) </text:span><text:span text:style-name="T12">{ ∃ </text:span><text:span text:style-name="T40">a : </text:span><text:span text:style-name="T12">A</text:span><text:span text:style-name="T27">in</text:span><text:span text:style-name="T12"> {</text:span><text:span text:style-name="T40"> </text:span>e<text:span text:style-name="T17">in</text:span>(ɣ(j, a) ⨯<text:span text:style-name="T17">j</text:span> e<text:span text:style-name="T17">i→n</text:span>(j)) <text:span text:style-name="T40">} }</text:span></text:p>
      <text:p text:style-name="P4"/>
      <text:p text:style-name="P8"><text:tab/>ɣ : <text:span text:style-name="T38">nat ∧ (&lt; n</text:span><text:span text:style-name="T7">) ⨯ </text:span><text:span text:style-name="T11">A</text:span><text:span text:style-name="T26">in</text:span><text:span text:style-name="T11"> → A</text:span><text:span text:style-name="T26">1</text:span><text:span text:style-name="T11"> ⨯ … ⨯ A</text:span><text:span text:style-name="T26">n</text:span><text:span text:style-name="T11"> | A</text:span><text:span text:style-name="T26">0</text:span><text:span text:style-name="T11"> ⨯ A</text:span><text:span text:style-name="T26">2</text:span><text:span text:style-name="T11"> ⨯ … ⨯ A</text:span><text:span text:style-name="T26">n</text:span><text:span text:style-name="T11"> | … | A</text:span><text:span text:style-name="T26">0</text:span><text:span text:style-name="T11"> ⨯ A</text:span><text:span text:style-name="T26">1</text:span><text:span text:style-name="T11"> ⨯ … ⨯ A</text:span><text:span text:style-name="T26">n-1</text:span></text:p>
      <text:p text:style-name="P19"/>
      <text:p text:style-name="P21">The precise behavior of `ɣ` is such that:</text:p>
      <text:p text:style-name="P21"/>
      <text:p text:style-name="P21"><text:tab/>∀ j : nat <text:span text:style-name="T38">∧ (&lt; n</text:span><text:span text:style-name="T7">) </text:span><text:span text:style-name="T5">{</text:span> ɣ[id<text:span text:style-name="T3">n</text:span> ⨯<text:span text:style-name="T17">j</text:span> unit → id<text:span text:style-name="T3">n-1</text:span>] &lt;=&gt; id<text:span text:style-name="T3">n-1</text:span> }</text:p>
      <text:p text:style-name="P20"/>
      <text:p text:style-name="P23">This concludes the path semantical definition of a solvable equation.</text:p>
      <text:p text:style-name="P28">This mechanism is a kind of erasure of all knowledge about a<text:span text:style-name="T40">ny</text:span> variable inside the equation and then asking which value we can give it. If the variable can have multiple values, then `e<text:span text:style-name="T17">i→n</text:span>` pick<text:span text:style-name="T41">s</text:span> one of them. <text:span text:style-name="T41">No matter what variable that gets erased, `e</text:span><text:span text:style-name="T28">i→n</text:span><text:span text:style-name="T41">` is capable of restoring the same or another value such that the equation is satisfied.</text:span></text:p>
      <text:p text:style-name="P20"/>
      <text:p text:style-name="P22">Instead of searching through every value of type `A<text:span text:style-name="T17">in</text:span>`, the search is through every value of type `A<text:span text:style-name="T17">in-j</text:span>`. Because this is a smaller type, it means that the path semantical version is a more efficient representation of the semantics of an equation compared to the classical one.</text:p>
      <text:p text:style-name="P20"/>
      <text:p text:style-name="P21">Even though `e<text:span text:style-name="T17">i→n</text:span>` is not unique for equations with multiple solutions, all possible constructions of `solvable<text:span text:style-name="T17">1</text:span>` are logically equivalent.</text:p>
      <text:p text:style-name="P20"/>
      <text:p text:style-name="P19"><text:span text:style-name="T42">It i</text:span>s not needed to include <text:span text:style-name="T42">these complex</text:span> sub-type<text:span text:style-name="T42">s</text:span> in the `<text:span text:style-name="T36">solvable</text:span><text:span text:style-name="T24">1</text:span><text:span text:style-name="T5">` definition, because it is guaranteed by the construction of `e</text:span><text:span text:style-name="T17">i→n</text:span><text:span text:style-name="T5">` having the right properties. </text:span><text:span text:style-name="T13">Since `e : equation`, one can choose to use `e</text:span><text:span text:style-name="T29">i→n</text:span><text:span text:style-name="T13">` to mean </text:span><text:span text:style-name="T14">the full definition above.</text:span></text:p>
      <text:p text:style-name="P4"/>
      <text:h text:style-name="Heading_20_3" text:outline-level="3">Demonstration</text:h>
      <text:p text:style-name="P1">In the classical thinking of mathematics, which evolved centered around the concept of equations, one is interested in finding out whether there exists some value for all variables such that the equation is true.</text:p>
      <text:p text:style-name="P1"/>
      <text:p text:style-name="P10">For example:</text:p>
      <text:p text:style-name="P1"/>
      <text:p text:style-name="P1"><text:tab/>y = x + 1</text:p>
      <text:p text:style-name="P1"/>
      <text:p text:style-name="P11"><text:span text:style-name="T43">T</text:span>he concept of a function emerged <text:span text:style-name="T43">n</text:span>ot until the 17<text:span text:style-name="T3">th</text:span> century, and <text:span text:style-name="T43">yet </text:span>it took yet another 200 years to get a precise definition of a function. The invention of computers and functional programming has shown how powerful and useful functions are, because unlike solving equations, functions are easy to compute.</text:p>
      <text:p text:style-name="P10"/>
      <text:p text:style-name="P10">A mathematician thinking in terms of functions would write the equation as:</text:p>
      <text:p text:style-name="P10"/>
      <text:p text:style-name="P10"><text:tab/>f(x) = x + 1</text:p>
      <text:p text:style-name="P10"/>
      <text:p text:style-name="P10">The value `y/f(x)` is uniquely determined from the function input. This is the case for all function outputs. However, in an equation it is not always the case that all variables are uniquely determined:</text:p>
      <text:p text:style-name="P10"/>
      <text:p text:style-name="P10"><text:tab/>y<text:span text:style-name="T3">2</text:span> = x</text:p>
      <text:p text:style-name="P10"/>
      <text:p text:style-name="P10">Solving for `y` gives us two solutions:</text:p>
      <text:p text:style-name="P10"/>
      <text:p text:style-name="P10"><text:tab/>y = sqrt(x)</text:p>
      <text:p text:style-name="P10"><text:tab/>y = -sqrt(x)</text:p>
      <text:p text:style-name="P10"/>
      <text:p text:style-name="P10">From a functional perspective one can construct two functions:</text:p>
      <text:p text:style-name="P10"/>
      <text:p text:style-name="P10"><text:tab/>f<text:span text:style-name="T17">0</text:span>(x) = sqrt(x)</text:p>
      <text:p text:style-name="P10"><text:tab/>f<text:span text:style-name="T17">1</text:span>(x) = -sqrt(x)</text:p>
      <text:p text:style-name="P23"><text:soft-page-break/>In the classical thinking of equations, one must find a pair of values such that the equation evaluates to `true`, for example:</text:p>
      <text:p text:style-name="P23"/>
      <text:p text:style-name="P23"><text:tab/><text:span text:style-name="T44">2</text:span><text:span text:style-name="T45">2</text:span><text:span text:style-name="T44"> = 3<text:tab/><text:tab/>wrong<text:tab/><text:tab/></text:span><text:span text:style-name="T46">(2, 3)</text:span></text:p>
      <text:p text:style-name="P23"><text:tab/>2<text:span text:style-name="T3">2</text:span> = 4<text:tab/><text:tab/>right<text:tab/><text:tab/><text:span text:style-name="T48">(2, 4)</text:span></text:p>
      <text:p text:style-name="P23"><text:tab/>3<text:span text:style-name="T3">2</text:span> = 9<text:tab/><text:tab/>right<text:tab/><text:tab/><text:span text:style-name="T48">(3, 9)</text:span></text:p>
      <text:p text:style-name="P23"/>
      <text:p text:style-name="P23">In the path semantical thinking of equations, it is not required to look up a pair of values. In fact, one does not need to look up <text:span text:style-name="T47">any values at all</text:span>! Instead, it suffices to isolate one variable on one side and this works as a proof that the equation has at least one value <text:span text:style-name="T48">per variable that satisfies the equation. Since the `x` variable is already on one side, it is already proved the equation has at least one solution:</text:span></text:p>
      <text:p text:style-name="P23"/>
      <text:p text:style-name="P24"><text:tab/><text:span text:style-name="T2">y</text:span><text:span text:style-name="T4">2</text:span><text:span text:style-name="T2"> = x</text:span></text:p>
      <text:p text:style-name="P24"/>
      <text:p text:style-name="P25">This is because `x` is a function <text:span text:style-name="T49">of `y`</text:span>:</text:p>
      <text:p text:style-name="P25"/>
      <text:p text:style-name="P25"><text:tab/>y<text:span text:style-name="T3">2</text:span> = f(y)</text:p>
      <text:p text:style-name="P25"><text:tab/>f(y) = y<text:span text:style-name="T3">2</text:span></text:p>
      <text:p text:style-name="P25"/>
      <text:p text:style-name="P25">One can pick any value as the input of the function and it will produce a value, since this is proved by the <text:span text:style-name="T47">construction of a function</text:span>.</text:p>
      <text:p text:style-name="P25"/>
      <text:p text:style-name="P25">Some people might get confused by the path semantical definition, because did it not say that “for all `j`, the `e<text:span text:style-name="T17">i→n</text:span>` function must behave such as such”? Should this not mean you need to solve the equation for all variables <text:span text:style-name="T49">to prove it</text:span>? Take a look at this part of the definition:</text:p>
      <text:p text:style-name="P25"/>
      <text:p text:style-name="P25"><text:tab/><text:span text:style-name="T38">∀ j : nat ∧ (&lt; n</text:span><text:span text:style-name="T7">) </text:span><text:span text:style-name="T12">{ ∃ </text:span><text:span text:style-name="T40">a : </text:span><text:span text:style-name="T12">A</text:span><text:span text:style-name="T27">in</text:span><text:span text:style-name="T12"> {</text:span><text:span text:style-name="T40"> e</text:span><text:span text:style-name="T27">in</text:span><text:span text:style-name="T40">(ɣ(j, a) ⨯</text:span><text:span text:style-name="T27">j</text:span><text:span text:style-name="T40"> e</text:span><text:span text:style-name="T27">i→n</text:span><text:span text:style-name="T40">(j)) } }</text:span></text:p>
      <text:p text:style-name="P25"/>
      <text:p text:style-name="P25">It is true that `<text:span text:style-name="T38">∀</text:span>` is used here, but is <text:span text:style-name="T49">NOT</text:span> the definition of a solvable equation! <text:span text:style-name="T49">The definition was:</text:span></text:p>
      <text:p text:style-name="P25"/>
      <text:p text:style-name="P25"><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25"/>
      <text:p text:style-name="P26">In the definition of ` <text:span text:style-name="T33">solvable</text:span><text:span text:style-name="T21">1</text:span><text:span text:style-name="T5">` </text:span><text:span text:style-name="T15">there is only `</text:span><text:span text:style-name="T9">∃</text:span><text:span text:style-name="T15">`, so although `</text:span><text:span text:style-name="T11">∀</text:span><text:span text:style-name="T15">` is required for the total `e</text:span><text:span text:style-name="T30">i→n</text:span><text:span text:style-name="T15">`, the whole statement is proved by construction, simply by isolating a variable on one side.</text:span></text:p>
      <text:p text:style-name="P14"/>
      <text:p text:style-name="P14">The cool thing is that since one constructs a function, one can erase any input and still recover it.</text:p>
      <text:p text:style-name="P14"/>
      <text:p text:style-name="P27"><text:span text:style-name="T5"><text:tab/>f(2) = 2</text:span><text:span text:style-name="T3">2</text:span><text:span text:style-name="T5"> = 4</text:span></text:p>
      <text:p text:style-name="P14"><text:tab/>f(y) = 4</text:p>
      <text:p text:style-name="P14"><text:tab/>y : [f] 4</text:p>
      <text:p text:style-name="P14"><text:tab/>4 : [∃f] true</text:p>
      <text:p text:style-name="P14"/>
      <text:p text:style-name="P27"><text:span text:style-name="T5">In path semantics the sub-type `[f] 4` type checks if the existential path returns `true` for `4`. However, since `4` was retried by evaluating `f` for some input, it means that the existential path must return `true`. Therefore, the sub-type will type check, and since it type checks one can recover any erased input. This means that the total `e</text:span><text:span text:style-name="T17">i→n</text:span><text:span text:style-name="T5">` is defined although only a partial one was constructed.</text:span></text:p>
      <text:p text:style-name="P14"/>
      <text:p text:style-name="P27"><text:span text:style-name="T5">In practice, people tend to use this trick </text:span><text:span text:style-name="T16">of evaluating the function to fill out the pair </text:span><text:span text:style-name="T5">without realizing it, so one could say path semantics formalizes what humans already understand intui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22:59:38.343967000</meta:creation-date>
    <dc:date>2017-09-09T03:19:39.143833000</dc:date>
    <meta:editing-duration>PT9M1S</meta:editing-duration>
    <meta:editing-cycles>5</meta:editing-cycles>
    <meta:generator>LibreOffice/5.1.2.2$MacOSX_X86_64 LibreOffice_project/d3bf12ecb743fc0d20e0be0c58ca359301eb705f</meta:generator>
    <meta:document-statistic meta:table-count="0" meta:image-count="0" meta:object-count="0" meta:page-count="3" meta:paragraph-count="61" meta:word-count="1179" meta:character-count="6327" meta:non-whitespace-character-count="5174"/>
  </office:meta>
</office:document-meta>
</file>